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013.58pt" svg:y="66.56pt">
            <draw:object draw:notify-on-update-of-ranges="Sheet1.I3:Sheet1.I18 Sheet1.H3:Sheet1.H18 Sheet1.I20:Sheet1.I36 Sheet1.H20:Sheet1.H36 Sheet1.I38:Sheet1.I69 Sheet1.H38:Sheet1.H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3I80g200</text:p>
          </table:table-cell>
          <table:covered-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office:value-type="float" office:value="150.699727544481" calcext:value-type="float">
            <text:p>150.699727544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office:value-type="float" office:value="36.0445763742695" calcext:value-type="float">
            <text:p>36.0445763742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office:value-type="float" office:value="58.7090024246576" calcext:value-type="float">
            <text:p>58.7090024246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office:value-type="float" office:value="30.1273229747502" calcext:value-type="float">
            <text:p>30.1273229747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office:value-type="float" office:value="54.7587464438614" calcext:value-type="float">
            <text:p>54.7587464438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office:value-type="float" office:value="41.2270840816961" calcext:value-type="float">
            <text:p>41.2270840816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office:value-type="float" office:value="132.795900724559" calcext:value-type="float">
            <text:p>132.795900724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office:value-type="float" office:value="96.4077911513281" calcext:value-type="float">
            <text:p>96.4077911513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office:value-type="float" office:value="35.0514705068271" calcext:value-type="float">
            <text:p>35.0514705068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office:value-type="float" office:value="33.9619364682046" calcext:value-type="float">
            <text:p>33.9619364682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office:value-type="float" office:value="37.241140648202" calcext:value-type="float">
            <text:p>37.241140648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office:value-type="float" office:value="28.8844713752099" calcext:value-type="float">
            <text:p>28.8844713752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855" calcext:value-type="float">
            <text:p>55.855</text:p>
          </table:table-cell>
          <table:table-cell office:value-type="float" office:value="58.564" calcext:value-type="float">
            <text:p>58.564</text:p>
          </table:table-cell>
          <table:table-cell office:value-type="float" office:value="2.359" calcext:value-type="float">
            <text:p>2.359</text:p>
          </table:table-cell>
          <table:table-cell office:value-type="float" office:value="90.19" calcext:value-type="float">
            <text:p>90.19</text:p>
          </table:table-cell>
          <table:table-cell office:value-type="float" office:value="8.066" calcext:value-type="float">
            <text:p>8.066</text:p>
          </table:table-cell>
          <table:table-cell office:value-type="float" office:value="-0.782573702471308" calcext:value-type="float">
            <text:p>-0.782573702471308</text:p>
          </table:table-cell>
          <table:table-cell office:value-type="float" office:value="137.7518278" calcext:value-type="float">
            <text:p>137.7518278</text:p>
          </table:table-cell>
          <table:table-cell office:value-type="float" office:value="328.096312211922" calcext:value-type="float">
            <text:p>328.096312211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office:value-type="float" office:value="48.4217811846839" calcext:value-type="float">
            <text:p>48.4217811846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office:value-type="float" office:value="42.0822915844782" calcext:value-type="float">
            <text:p>42.0822915844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office:value-type="float" office:value="55.5286155611708" calcext:value-type="float">
            <text:p>55.5286155611708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2I80g200</text:p>
          </table:table-cell>
          <table:covered-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231" calcext:value-type="float">
            <text:p>30.231</text:p>
          </table:table-cell>
          <table:table-cell office:value-type="float" office:value="138.143" calcext:value-type="float">
            <text:p>138.143</text:p>
          </table:table-cell>
          <table:table-cell office:value-type="float" office:value="24.647" calcext:value-type="float">
            <text:p>24.647</text:p>
          </table:table-cell>
          <table:table-cell office:value-type="float" office:value="28.896" calcext:value-type="float">
            <text:p>28.896</text:p>
          </table:table-cell>
          <table:table-cell office:value-type="float" office:value="376.321" calcext:value-type="float">
            <text:p>376.321</text:p>
          </table:table-cell>
          <table:table-cell office:value-type="float" office:value="8.44935618548248" calcext:value-type="float">
            <text:p>8.44935618548248</text:p>
          </table:table-cell>
          <table:table-cell office:value-type="float" office:value="432.6722494" calcext:value-type="float">
            <text:p>432.6722494</text:p>
          </table:table-cell>
          <table:table-cell office:value-type="float" office:value="73.4040991094421" calcext:value-type="float">
            <text:p>73.4040991094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.392" calcext:value-type="float">
            <text:p>212.392</text:p>
          </table:table-cell>
          <table:table-cell office:value-type="float" office:value="7.661" calcext:value-type="float">
            <text:p>7.661</text:p>
          </table:table-cell>
          <table:table-cell office:value-type="float" office:value="31.215" calcext:value-type="float">
            <text:p>31.215</text:p>
          </table:table-cell>
          <table:table-cell office:value-type="float" office:value="139.003" calcext:value-type="float">
            <text:p>139.003</text:p>
          </table:table-cell>
          <table:table-cell office:value-type="float" office:value="458.532" calcext:value-type="float">
            <text:p>458.532</text:p>
          </table:table-cell>
          <table:table-cell office:value-type="float" office:value="6.71381811949966" calcext:value-type="float">
            <text:p>6.71381811949966</text:p>
          </table:table-cell>
          <table:table-cell office:value-type="float" office:value="623.412147" calcext:value-type="float">
            <text:p>623.412147</text:p>
          </table:table-cell>
          <table:table-cell office:value-type="float" office:value="85.2221981322984" calcext:value-type="float">
            <text:p>85.2221981322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806" calcext:value-type="float">
            <text:p>106.806</text:p>
          </table:table-cell>
          <table:table-cell office:value-type="float" office:value="62.502" calcext:value-type="float">
            <text:p>62.502</text:p>
          </table:table-cell>
          <table:table-cell office:value-type="float" office:value="8.005" calcext:value-type="float">
            <text:p>8.005</text:p>
          </table:table-cell>
          <table:table-cell office:value-type="float" office:value="11.58" calcext:value-type="float">
            <text:p>11.58</text:p>
          </table:table-cell>
          <table:table-cell office:value-type="float" office:value="374.736" calcext:value-type="float">
            <text:p>374.736</text:p>
          </table:table-cell>
          <table:table-cell office:value-type="float" office:value="8.60555542353363" calcext:value-type="float">
            <text:p>8.60555542353363</text:p>
          </table:table-cell>
          <table:table-cell office:value-type="float" office:value="295.0421793" calcext:value-type="float">
            <text:p>295.0421793</text:p>
          </table:table-cell>
          <table:table-cell office:value-type="float" office:value="172.073848217087" calcext:value-type="float">
            <text:p>172.0738482170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05" calcext:value-type="float">
            <text:p>4.305</text:p>
          </table:table-cell>
          <table:table-cell office:value-type="float" office:value="205.803" calcext:value-type="float">
            <text:p>205.803</text:p>
          </table:table-cell>
          <table:table-cell office:value-type="float" office:value="3.188" calcext:value-type="float">
            <text:p>3.188</text:p>
          </table:table-cell>
          <table:table-cell office:value-type="float" office:value="13.333" calcext:value-type="float">
            <text:p>13.333</text:p>
          </table:table-cell>
          <table:table-cell office:value-type="float" office:value="263.023" calcext:value-type="float">
            <text:p>263.023</text:p>
          </table:table-cell>
          <table:table-cell office:value-type="float" office:value="11.99871983297" calcext:value-type="float">
            <text:p>11.99871983297</text:p>
          </table:table-cell>
          <table:table-cell office:value-type="float" office:value="229.8326289" calcext:value-type="float">
            <text:p>229.8326289</text:p>
          </table:table-cell>
          <table:table-cell office:value-type="float" office:value="294.949012758384" calcext:value-type="float">
            <text:p>294.949012758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.442" calcext:value-type="float">
            <text:p>176.442</text:p>
          </table:table-cell>
          <table:table-cell office:value-type="float" office:value="11.679" calcext:value-type="float">
            <text:p>11.679</text:p>
          </table:table-cell>
          <table:table-cell office:value-type="float" office:value="6.313" calcext:value-type="float">
            <text:p>6.313</text:p>
          </table:table-cell>
          <table:table-cell office:value-type="float" office:value="29.252" calcext:value-type="float">
            <text:p>29.252</text:p>
          </table:table-cell>
          <table:table-cell office:value-type="float" office:value="304.933" calcext:value-type="float">
            <text:p>304.933</text:p>
          </table:table-cell>
          <table:table-cell office:value-type="float" office:value="10.2706927896953" calcext:value-type="float">
            <text:p>10.2706927896953</text:p>
          </table:table-cell>
          <table:table-cell office:value-type="float" office:value="274.4109637" calcext:value-type="float">
            <text:p>274.4109637</text:p>
          </table:table-cell>
          <table:table-cell office:value-type="float" office:value="282.602067713716" calcext:value-type="float">
            <text:p>282.602067713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329" calcext:value-type="float">
            <text:p>45.329</text:p>
          </table:table-cell>
          <table:table-cell office:value-type="float" office:value="0.898" calcext:value-type="float">
            <text:p>0.898</text:p>
          </table:table-cell>
          <table:table-cell office:value-type="float" office:value="31.21" calcext:value-type="float">
            <text:p>31.21</text:p>
          </table:table-cell>
          <table:table-cell office:value-type="float" office:value="27.09" calcext:value-type="float">
            <text:p>27.09</text:p>
          </table:table-cell>
          <table:table-cell office:value-type="float" office:value="381.814" calcext:value-type="float">
            <text:p>381.814</text:p>
          </table:table-cell>
          <table:table-cell office:value-type="float" office:value="7.99531229381542" calcext:value-type="float">
            <text:p>7.99531229381542</text:p>
          </table:table-cell>
          <table:table-cell office:value-type="float" office:value="433.2152517" calcext:value-type="float">
            <text:p>433.2152517</text:p>
          </table:table-cell>
          <table:table-cell office:value-type="float" office:value="103.921251701286" calcext:value-type="float">
            <text:p>103.921251701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35" calcext:value-type="float">
            <text:p>1.435</text:p>
          </table:table-cell>
          <table:table-cell office:value-type="float" office:value="0.168" calcext:value-type="float">
            <text:p>0.168</text:p>
          </table:table-cell>
          <table:table-cell office:value-type="float" office:value="0.963" calcext:value-type="float">
            <text:p>0.963</text:p>
          </table:table-cell>
          <table:table-cell office:value-type="float" office:value="0.296" calcext:value-type="float">
            <text:p>0.296</text:p>
          </table:table-cell>
          <table:table-cell office:value-type="float" office:value="145.363" calcext:value-type="float">
            <text:p>145.363</text:p>
          </table:table-cell>
          <table:table-cell office:value-type="float" office:value="21.9107243127036" calcext:value-type="float">
            <text:p>21.9107243127036</text:p>
          </table:table-cell>
          <table:table-cell office:value-type="float" office:value="69.43848778" calcext:value-type="float">
            <text:p>69.43848778</text:p>
          </table:table-cell>
          <table:table-cell office:value-type="float" office:value="3889.15494614077" calcext:value-type="float">
            <text:p>3889.15494614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.124" calcext:value-type="float">
            <text:p>104.124</text:p>
          </table:table-cell>
          <table:table-cell office:value-type="float" office:value="77.276" calcext:value-type="float">
            <text:p>77.276</text:p>
          </table:table-cell>
          <table:table-cell office:value-type="float" office:value="1.098" calcext:value-type="float">
            <text:p>1.098</text:p>
          </table:table-cell>
          <table:table-cell office:value-type="float" office:value="70.291" calcext:value-type="float">
            <text:p>70.291</text:p>
          </table:table-cell>
          <table:table-cell office:value-type="float" office:value="306.388" calcext:value-type="float">
            <text:p>306.388</text:p>
          </table:table-cell>
          <table:table-cell office:value-type="float" office:value="10.4102019690834" calcext:value-type="float">
            <text:p>10.4102019690834</text:p>
          </table:table-cell>
          <table:table-cell office:value-type="float" office:value="265.7335015" calcext:value-type="float">
            <text:p>265.7335015</text:p>
          </table:table-cell>
          <table:table-cell office:value-type="float" office:value="582.875748141952" calcext:value-type="float">
            <text:p>582.875748141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.928" calcext:value-type="float">
            <text:p>91.928</text:p>
          </table:table-cell>
          <table:table-cell office:value-type="float" office:value="29.057" calcext:value-type="float">
            <text:p>29.057</text:p>
          </table:table-cell>
          <table:table-cell office:value-type="float" office:value="3.149" calcext:value-type="float">
            <text:p>3.149</text:p>
          </table:table-cell>
          <table:table-cell office:value-type="float" office:value="1.962" calcext:value-type="float">
            <text:p>1.962</text:p>
          </table:table-cell>
          <table:table-cell office:value-type="float" office:value="243.976" calcext:value-type="float">
            <text:p>243.976</text:p>
          </table:table-cell>
          <table:table-cell office:value-type="float" office:value="12.9704279682683" calcext:value-type="float">
            <text:p>12.9704279682683</text:p>
          </table:table-cell>
          <table:table-cell office:value-type="float" office:value="176.7053852" calcext:value-type="float">
            <text:p>176.7053852</text:p>
          </table:table-cell>
          <table:table-cell office:value-type="float" office:value="381.120837564778" calcext:value-type="float">
            <text:p>381.120837564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.846" calcext:value-type="float">
            <text:p>154.846</text:p>
          </table:table-cell>
          <table:table-cell office:value-type="float" office:value="39.541" calcext:value-type="float">
            <text:p>39.541</text:p>
          </table:table-cell>
          <table:table-cell office:value-type="float" office:value="1.648" calcext:value-type="float">
            <text:p>1.648</text:p>
          </table:table-cell>
          <table:table-cell office:value-type="float" office:value="5.516" calcext:value-type="float">
            <text:p>5.516</text:p>
          </table:table-cell>
          <table:table-cell office:value-type="float" office:value="244.37" calcext:value-type="float">
            <text:p>244.37</text:p>
          </table:table-cell>
          <table:table-cell office:value-type="float" office:value="12.6980550383061" calcext:value-type="float">
            <text:p>12.6980550383061</text:p>
          </table:table-cell>
          <table:table-cell office:value-type="float" office:value="198.0423138" calcext:value-type="float">
            <text:p>198.0423138</text:p>
          </table:table-cell>
          <table:table-cell office:value-type="float" office:value="451.900226528905" calcext:value-type="float">
            <text:p>451.9002265289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.596" calcext:value-type="float">
            <text:p>124.596</text:p>
          </table:table-cell>
          <table:table-cell office:value-type="float" office:value="59.834" calcext:value-type="float">
            <text:p>59.834</text:p>
          </table:table-cell>
          <table:table-cell office:value-type="float" office:value="1.599" calcext:value-type="float">
            <text:p>1.599</text:p>
          </table:table-cell>
          <table:table-cell office:value-type="float" office:value="54.25" calcext:value-type="float">
            <text:p>54.25</text:p>
          </table:table-cell>
          <table:table-cell office:value-type="float" office:value="350.57" calcext:value-type="float">
            <text:p>350.57</text:p>
          </table:table-cell>
          <table:table-cell office:value-type="float" office:value="8.87714671387214" calcext:value-type="float">
            <text:p>8.87714671387214</text:p>
          </table:table-cell>
          <table:table-cell office:value-type="float" office:value="276.7573886" calcext:value-type="float">
            <text:p>276.7573886</text:p>
          </table:table-cell>
          <table:table-cell office:value-type="float" office:value="406.572187403908" calcext:value-type="float">
            <text:p>406.5721874039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763" calcext:value-type="float">
            <text:p>19.763</text:p>
          </table:table-cell>
          <table:table-cell office:value-type="float" office:value="8.024" calcext:value-type="float">
            <text:p>8.024</text:p>
          </table:table-cell>
          <table:table-cell office:value-type="float" office:value="0.51" calcext:value-type="float">
            <text:p>0.51</text:p>
          </table:table-cell>
          <table:table-cell office:value-type="float" office:value="16.776" calcext:value-type="float">
            <text:p>16.776</text:p>
          </table:table-cell>
          <table:table-cell office:value-type="float" office:value="59.187" calcext:value-type="float">
            <text:p>59.187</text:p>
          </table:table-cell>
          <table:table-cell office:value-type="float" office:value="52.3942406550453" calcext:value-type="float">
            <text:p>52.3942406550453</text:p>
          </table:table-cell>
          <table:table-cell office:value-type="float" office:value="53.13665302" calcext:value-type="float">
            <text:p>53.13665302</text:p>
          </table:table-cell>
          <table:table-cell office:value-type="float" office:value="1869.84427385518" calcext:value-type="float">
            <text:p>1869.844273855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708" calcext:value-type="float">
            <text:p>143.708</text:p>
          </table:table-cell>
          <table:table-cell office:value-type="float" office:value="4.871" calcext:value-type="float">
            <text:p>4.871</text:p>
          </table:table-cell>
          <table:table-cell office:value-type="float" office:value="2.696" calcext:value-type="float">
            <text:p>2.696</text:p>
          </table:table-cell>
          <table:table-cell office:value-type="float" office:value="28.492" calcext:value-type="float">
            <text:p>28.492</text:p>
          </table:table-cell>
          <table:table-cell office:value-type="float" office:value="251.624" calcext:value-type="float">
            <text:p>251.624</text:p>
          </table:table-cell>
          <table:table-cell office:value-type="float" office:value="12.256114490482" calcext:value-type="float">
            <text:p>12.256114490482</text:p>
          </table:table-cell>
          <table:table-cell office:value-type="float" office:value="208.4851787" calcext:value-type="float">
            <text:p>208.4851787</text:p>
          </table:table-cell>
          <table:table-cell office:value-type="float" office:value="586.568913934552" calcext:value-type="float">
            <text:p>586.5689139345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.07" calcext:value-type="float">
            <text:p>62.07</text:p>
          </table:table-cell>
          <table:table-cell office:value-type="float" office:value="6.48" calcext:value-type="float">
            <text:p>6.48</text:p>
          </table:table-cell>
          <table:table-cell office:value-type="float" office:value="2.962" calcext:value-type="float">
            <text:p>2.962</text:p>
          </table:table-cell>
          <table:table-cell office:value-type="float" office:value="5.639" calcext:value-type="float">
            <text:p>5.639</text:p>
          </table:table-cell>
          <table:table-cell office:value-type="float" office:value="191.244" calcext:value-type="float">
            <text:p>191.244</text:p>
          </table:table-cell>
          <table:table-cell office:value-type="float" office:value="16.1018971313903" calcext:value-type="float">
            <text:p>16.1018971313903</text:p>
          </table:table-cell>
          <table:table-cell office:value-type="float" office:value="134.8206142" calcext:value-type="float">
            <text:p>134.8206142</text:p>
          </table:table-cell>
          <table:table-cell office:value-type="float" office:value="628.930003281204" calcext:value-type="float">
            <text:p>628.9300032812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.841" calcext:value-type="float">
            <text:p>133.841</text:p>
          </table:table-cell>
          <table:table-cell office:value-type="float" office:value="26.063" calcext:value-type="float">
            <text:p>26.063</text:p>
          </table:table-cell>
          <table:table-cell office:value-type="float" office:value="8.8" calcext:value-type="float">
            <text:p>8.8</text:p>
          </table:table-cell>
          <table:table-cell office:value-type="float" office:value="17.115" calcext:value-type="float">
            <text:p>17.115</text:p>
          </table:table-cell>
          <table:table-cell office:value-type="float" office:value="267.162" calcext:value-type="float">
            <text:p>267.162</text:p>
          </table:table-cell>
          <table:table-cell office:value-type="float" office:value="11.7876490215423" calcext:value-type="float">
            <text:p>11.7876490215423</text:p>
          </table:table-cell>
          <table:table-cell office:value-type="float" office:value="256.0724518" calcext:value-type="float">
            <text:p>256.0724518</text:p>
          </table:table-cell>
          <table:table-cell office:value-type="float" office:value="203.636134167502" calcext:value-type="float">
            <text:p>203.6361341675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.462" calcext:value-type="float">
            <text:p>81.462</text:p>
          </table:table-cell>
          <table:table-cell office:value-type="float" office:value="92.03" calcext:value-type="float">
            <text:p>92.03</text:p>
          </table:table-cell>
          <table:table-cell office:value-type="float" office:value="10.865" calcext:value-type="float">
            <text:p>10.865</text:p>
          </table:table-cell>
          <table:table-cell office:value-type="float" office:value="128.608" calcext:value-type="float">
            <text:p>128.608</text:p>
          </table:table-cell>
          <table:table-cell office:value-type="float" office:value="437.793" calcext:value-type="float">
            <text:p>437.793</text:p>
          </table:table-cell>
          <table:table-cell office:value-type="float" office:value="7.32417011344794" calcext:value-type="float">
            <text:p>7.32417011344794</text:p>
          </table:table-cell>
          <table:table-cell office:value-type="float" office:value="436.4306221" calcext:value-type="float">
            <text:p>436.4306221</text:p>
          </table:table-cell>
          <table:table-cell office:value-type="float" office:value="129.220009674587" calcext:value-type="float">
            <text:p>129.2200096745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459" calcext:value-type="float">
            <text:p>47.459</text:p>
          </table:table-cell>
          <table:table-cell office:value-type="float" office:value="54.642" calcext:value-type="float">
            <text:p>54.642</text:p>
          </table:table-cell>
          <table:table-cell office:value-type="float" office:value="3.84" calcext:value-type="float">
            <text:p>3.84</text:p>
          </table:table-cell>
          <table:table-cell office:value-type="float" office:value="9.1" calcext:value-type="float">
            <text:p>9.1</text:p>
          </table:table-cell>
          <table:table-cell office:value-type="float" office:value="202.914" calcext:value-type="float">
            <text:p>202.914</text:p>
          </table:table-cell>
          <table:table-cell office:value-type="float" office:value="15.8580379869818" calcext:value-type="float">
            <text:p>15.8580379869818</text:p>
          </table:table-cell>
          <table:table-cell office:value-type="float" office:value="162.4981363" calcext:value-type="float">
            <text:p>162.4981363</text:p>
          </table:table-cell>
          <table:table-cell office:value-type="float" office:value="278.363379193458" calcext:value-type="float">
            <text:p>278.363379193458</text:p>
          </table:table-cell>
        </table:table-row>
        <table:table-row table:style-name="ro1">
          <table:table-cell table:style-name="ce1" office:value-type="string" calcext:value-type="string" table:number-columns-spanned="9" table:number-rows-spanned="1">
            <text:p>S2I80g17</text:p>
          </table:table-cell>
          <table:covered-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office:value-type="float" office:value="56.9535450578785" calcext:value-type="float">
            <text:p>56.9535450578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office:value-type="float" office:value="56.1040107311089" calcext:value-type="float">
            <text:p>56.10401073110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office:value-type="float" office:value="45.164000493216" calcext:value-type="float">
            <text:p>45.164000493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office:value-type="float" office:value="61.3510353685253" calcext:value-type="float">
            <text:p>61.3510353685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office:value-type="float" office:value="35.0421053601101" calcext:value-type="float">
            <text:p>35.0421053601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office:value-type="float" office:value="32.0510371039907" calcext:value-type="float">
            <text:p>32.05103710399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office:value-type="float" office:value="83.7426245024853" calcext:value-type="float">
            <text:p>83.74262450248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office:value-type="float" office:value="37.2138635099318" calcext:value-type="float">
            <text:p>37.2138635099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office:value-type="float" office:value="52.6912681040386" calcext:value-type="float">
            <text:p>52.69126810403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office:value-type="float" office:value="32.8693732984462" calcext:value-type="float">
            <text:p>32.86937329844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office:value-type="float" office:value="43.6712564951299" calcext:value-type="float">
            <text:p>43.6712564951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office:value-type="float" office:value="31.5722478815176" calcext:value-type="float">
            <text:p>31.57224788151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office:value-type="float" office:value="35.1431500587516" calcext:value-type="float">
            <text:p>35.14315005875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office:value-type="float" office:value="29.8865170003567" calcext:value-type="float">
            <text:p>29.8865170003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office:value-type="float" office:value="37.5198007730715" calcext:value-type="float">
            <text:p>37.51980077307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office:value-type="float" office:value="29.4737281667366" calcext:value-type="float">
            <text:p>29.47372816673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office:value-type="float" office:value="29.9126312787784" calcext:value-type="float">
            <text:p>29.91263127877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office:value-type="float" office:value="89.9055959363235" calcext:value-type="float">
            <text:p>89.90559593632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office:value-type="float" office:value="38.8404451011454" calcext:value-type="float">
            <text:p>38.8404451011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office:value-type="float" office:value="45.3782130810049" calcext:value-type="float">
            <text:p>45.37821308100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office:value-type="float" office:value="72.3240204634381" calcext:value-type="float">
            <text:p>72.3240204634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office:value-type="float" office:value="48.7417794113225" calcext:value-type="float">
            <text:p>48.7417794113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office:value-type="float" office:value="38.2418577151228" calcext:value-type="float">
            <text:p>38.2418577151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office:value-type="float" office:value="35.3933174224738" calcext:value-type="float">
            <text:p>35.39331742247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office:value-type="float" office:value="32.36036" calcext:value-type="float">
            <text:p>32.360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office:value-type="float" office:value="67.1576408878713" calcext:value-type="float">
            <text:p>67.15764088787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office:value-type="float" office:value="53.0092564441035" calcext:value-type="float">
            <text:p>53.00925644410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office:value-type="float" office:value="48.817746025637" calcext:value-type="float">
            <text:p>48.8177460256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office:value-type="float" office:value="54.5748885885075" calcext:value-type="float">
            <text:p>54.57488858850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office:value-type="float" office:value="90.2303358956515" calcext:value-type="float">
            <text:p>90.23033589565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office:value-type="float" office:value="59.4936345663641" calcext:value-type="float">
            <text:p>59.49363456636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office:value-type="float" office:value="62.7778226066065" calcext:value-type="float">
            <text:p>62.7778226066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06:10:52.212399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3-28T06:13:03.398565419</dc:date>
    <meta:editing-duration>PT14M38S</meta:editing-duration>
    <meta:editing-cycles>2</meta:editing-cycles>
    <meta:generator>LibreOffice/6.2.1.2$Linux_X86_64 LibreOffice_project/20$Build-2</meta:generator>
    <meta:document-statistic meta:table-count="1" meta:cell-count="5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1.178cm" svg:y="3.704cm" style:legend-expansion="high" chart:style-name="ch2"/>
        <chart:plot-area chart:style-name="ch3" table:cell-range-address="Sheet1.H3:Sheet1.I18 Sheet1.I20:Sheet1.I36 Sheet1.I38:Sheet1.I69" chart:data-source-has-labels="row" svg:x="0.32cm" svg:y="0.18cm" svg:width="10.538cm" svg:height="8.642cm">
          <chartooo:coordinate-region svg:x="1.127cm" svg:y="0.38cm" svg:width="9.359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18" loext:label-string="&quot;Stochastic Method&quot;" chart:class="chart:scatter">
            <chart:domain table:cell-range-address="Sheet1.H3:Sheet1.H18"/>
            <chart:data-point chart:repeated="16"/>
          </chart:series>
          <chart:series chart:style-name="ch8" chart:values-cell-range-address="Sheet1.I20:Sheet1.I36" loext:label-string="&quot;Aggreg. Same Parameters&quot;" chart:class="chart:scatter">
            <chart:domain table:cell-range-address="Sheet1.H20:Sheet1.H36"/>
            <chart:data-point chart:repeated="17"/>
          </chart:series>
          <chart:series chart:style-name="ch9" chart:values-cell-range-address="Sheet1.I38:Sheet1.I69" loext:label-string="&quot;Aggreg. Same Time&quot;" chart:class="chart:scatter">
            <chart:domain table:cell-range-address="Sheet1.H38:Sheet1.H69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tochastic Method</text:p>
              </table:table-cell>
              <table:table-cell office:value-type="string">
                <text:p>Column H</text:p>
              </table:table-cell>
              <table:table-cell office:value-type="string">
                <text:p>Aggreg. Same Parameters</text:p>
              </table:table-cell>
              <table:table-cell office:value-type="string">
                <text:p>Column H</text:p>
              </table:table-cell>
              <table:table-cell office:value-type="string">
                <text:p>Aggreg. Same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8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8</svg:desc>
                </draw:g>
              </table:table-cell>
              <table:table-cell office:value-type="float" office:value="432.6722494">
                <text:p>432.6722494</text:p>
                <draw:g>
                  <svg:desc>Sheet1.H20:Sheet1.H36</svg:desc>
                </draw:g>
              </table:table-cell>
              <table:table-cell office:value-type="float" office:value="73.4040991094421">
                <text:p>73.4040991094421</text:p>
                <draw:g>
                  <svg:desc>Sheet1.I20:Sheet1.I36</svg:desc>
                </draw:g>
              </table:table-cell>
              <table:table-cell office:value-type="float" office:value="385.0177252">
                <text:p>385.0177252</text:p>
                <draw:g>
                  <svg:desc>Sheet1.H38:Sheet1.H69</svg:desc>
                </draw:g>
              </table:table-cell>
              <table:table-cell office:value-type="float" office:value="56.9535450578785">
                <text:p>56.9535450578785</text:p>
                <draw:g>
                  <svg:desc>Sheet1.I38:Sheet1.I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  <table:table-cell office:value-type="float" office:value="623.412147">
                <text:p>623.412147</text:p>
              </table:table-cell>
              <table:table-cell office:value-type="float" office:value="85.2221981322984">
                <text:p>85.2221981322984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  <table:table-cell office:value-type="float" office:value="295.0421793">
                <text:p>295.0421793</text:p>
              </table:table-cell>
              <table:table-cell office:value-type="float" office:value="172.073848217087">
                <text:p>172.073848217087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  <table:table-cell office:value-type="float" office:value="229.8326289">
                <text:p>229.8326289</text:p>
              </table:table-cell>
              <table:table-cell office:value-type="float" office:value="294.949012758384">
                <text:p>294.94901275838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  <table:table-cell office:value-type="float" office:value="274.4109637">
                <text:p>274.4109637</text:p>
              </table:table-cell>
              <table:table-cell office:value-type="float" office:value="282.602067713716">
                <text:p>282.602067713716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  <table:table-cell office:value-type="float" office:value="433.2152517">
                <text:p>433.2152517</text:p>
              </table:table-cell>
              <table:table-cell office:value-type="float" office:value="103.921251701286">
                <text:p>103.92125170128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  <table:table-cell office:value-type="float" office:value="69.43848778">
                <text:p>69.43848778</text:p>
              </table:table-cell>
              <table:table-cell office:value-type="float" office:value="3889.15494614077">
                <text:p>3889.1549461407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  <table:table-cell office:value-type="float" office:value="265.7335015">
                <text:p>265.7335015</text:p>
              </table:table-cell>
              <table:table-cell office:value-type="float" office:value="582.875748141952">
                <text:p>582.875748141952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  <table:table-cell office:value-type="float" office:value="176.7053852">
                <text:p>176.7053852</text:p>
              </table:table-cell>
              <table:table-cell office:value-type="float" office:value="381.120837564778">
                <text:p>381.120837564778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  <table:table-cell office:value-type="float" office:value="198.0423138">
                <text:p>198.0423138</text:p>
              </table:table-cell>
              <table:table-cell office:value-type="float" office:value="451.900226528905">
                <text:p>451.900226528905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  <table:table-cell office:value-type="float" office:value="276.7573886">
                <text:p>276.7573886</text:p>
              </table:table-cell>
              <table:table-cell office:value-type="float" office:value="406.572187403908">
                <text:p>406.572187403908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  <table:table-cell office:value-type="float" office:value="53.13665302">
                <text:p>53.13665302</text:p>
              </table:table-cell>
              <table:table-cell office:value-type="float" office:value="1869.84427385518">
                <text:p>1869.84427385518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.7518278">
                <text:p>137.7518278</text:p>
              </table:table-cell>
              <table:table-cell office:value-type="float" office:value="328.096312211922">
                <text:p>328.096312211922</text:p>
              </table:table-cell>
              <table:table-cell office:value-type="float" office:value="208.4851787">
                <text:p>208.4851787</text:p>
              </table:table-cell>
              <table:table-cell office:value-type="float" office:value="586.568913934552">
                <text:p>586.568913934552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  <table:table-cell office:value-type="float" office:value="134.8206142">
                <text:p>134.8206142</text:p>
              </table:table-cell>
              <table:table-cell office:value-type="float" office:value="628.930003281204">
                <text:p>628.93000328120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  <table:table-cell office:value-type="float" office:value="256.0724518">
                <text:p>256.0724518</text:p>
              </table:table-cell>
              <table:table-cell office:value-type="float" office:value="203.636134167502">
                <text:p>203.636134167502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  <table:table-cell office:value-type="float" office:value="436.4306221">
                <text:p>436.4306221</text:p>
              </table:table-cell>
              <table:table-cell office:value-type="float" office:value="129.220009674587">
                <text:p>129.220009674587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4981363">
                <text:p>162.4981363</text:p>
              </table:table-cell>
              <table:table-cell office:value-type="float" office:value="278.363379193458">
                <text:p>278.363379193458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